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7100000071A7D9C1CE.png" manifest:media-type="image/png"/>
  <manifest:file-entry manifest:full-path="Pictures/10000201000000EF000000F214D1343771272119.png" manifest:media-type="image/png"/>
  <manifest:file-entry manifest:full-path="Pictures/10001A9900000BB000000BB067687AF0.svg" manifest:media-type="image/svg+xml"/>
  <manifest:file-entry manifest:full-path="Pictures/10000201000000A300000165655946F8398CF4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5.229cm" fo:min-width="4.979cm"/>
    </style:style>
    <style:style style:name="gr2"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 style:family="graphic" style:parent-style-name="standard">
      <style:graphic-properties draw:textarea-horizontal-align="justify" draw:textarea-vertical-align="middle" draw:auto-grow-height="false" fo:min-height="1.315cm" fo:min-width="2.322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869cm" fo:min-width="2.889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1.674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2.407cm"/>
    </style:style>
    <style:style style:name="gr9" style:family="graphic" style:parent-style-name="objectwithoutfill">
      <style:graphic-properties draw:marker-start="Arrow" draw:marker-end="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1.056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878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1.17cm"/>
    </style:style>
    <style:style style:name="gr13" style:family="graphic" style:parent-style-name="standard">
      <style:graphic-properties draw:stroke="none" svg:stroke-color="#000000" draw:fill="none" draw:fill-color="#ffffff" draw:textarea-horizontal-align="left" draw:auto-grow-height="true" draw:auto-grow-width="true" fo:min-height="0.142cm" fo:min-width="4.79cm"/>
    </style:style>
    <style:style style:name="gr14"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svg:stroke-width="0.051cm" draw:marker-start-width="0.276cm" draw:marker-end="Circle" draw:marker-end-width="0.276cm" draw:fill="none" draw:textarea-vertical-align="middle" fo:padding-top="0.15cm" fo:padding-bottom="0.15cm" fo:padding-left="0.275cm" fo:padding-right="0.27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marker-start="Arrow" draw:marker-start-width="0.3cm" draw:marker-end="Arrow" draw:marker-end-width="0.3cm" draw:textarea-vertical-align="middle"/>
    </style:style>
    <style:style style:name="gr20" style:family="graphic" style:parent-style-name="standard">
      <style:graphic-properties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10pt" style:font-size-asian="10pt" style:font-size-complex="10pt"/>
    </style:style>
    <style:style style:name="P4" style:family="paragraph">
      <style:paragraph-properties fo:text-align="center"/>
      <style:text-properties fo:font-size="12pt" style:font-size-asian="12pt" style:font-size-complex="12pt"/>
    </style:style>
    <style:style style:name="P5" style:family="paragraph">
      <style:text-properties fo:font-size="9pt" style:font-size-asian="9pt" style:font-size-complex="9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747cm" svg:height="7.747cm" svg:x="21.701cm" svg:y="1.889cm">
          <text:p/>
          <draw:enhanced-geometry svg:viewBox="0 0 21600 21600" draw:glue-points="10800 0 3163 3163 0 10800 3163 18437 10800 21600 18437 18437 21600 10800 18437 3163" draw:text-areas="3163 3163 18437 18437" draw:type="ring" draw:modifiers="3395.5601445534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2" draw:text-style-name="P1" draw:layer="layout" svg:x1="5.445cm" svg:y1="1.508cm" svg:x2="5.445cm" svg:y2="11.033cm">
          <text:p/>
        </draw:line>
        <draw:line draw:style-name="gr2" draw:text-style-name="P1" draw:layer="layout" svg:x1="12.045cm" svg:y1="1.509cm" svg:x2="12.049cm" svg:y2="12.938cm">
          <text:p/>
        </draw:line>
        <draw:frame draw:style-name="gr3" draw:layer="layout" svg:width="1.878cm" svg:height="0.962cm" svg:x="7.731cm" svg:y="1.562cm">
          <draw:text-box>
            <text:p>DMZ</text:p>
          </draw:text-box>
        </draw:frame>
        <draw:custom-shape draw:style-name="gr4" draw:text-style-name="P1" draw:layer="layout" svg:width="4.318cm" svg:height="2.413cm" svg:x="-1.032cm" svg:y="4.556cm">
          <text:p text:style-name="P1">The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2" draw:layer="layout" svg:width="3.398cm" svg:height="1.119cm" svg:x="12.715cm" svg:y="1.935cm">
          <draw:text-box>
            <text:p><text:span text:style-name="T1">TANGO_HOST</text:span></text:p>
            <text:p text:style-name="P1"><text:span text:style-name="T2">tangorest01</text:span></text:p>
          </draw:text-box>
        </draw:frame>
        <draw:frame draw:style-name="gr6" draw:text-style-name="P1" draw:layer="layout" svg:width="1.279cm" svg:height="2.801cm" svg:x="10.017cm" svg:y="4.168cm">
          <draw:image xlink:href="Pictures/10000201000000A300000165655946F8398CF4F9.png" xlink:type="simple" xlink:show="embed" xlink:actuate="onLoad">
            <text:p/>
          </draw:image>
        </draw:frame>
        <draw:frame draw:style-name="gr6" draw:text-style-name="P1" draw:layer="layout" svg:width="1.279cm" svg:height="2.801cm" svg:x="6.207cm" svg:y="4.168cm">
          <draw:image xlink:href="Pictures/10000201000000A300000165655946F8398CF4F9.png" xlink:type="simple" xlink:show="embed" xlink:actuate="onLoad">
            <text:p/>
          </draw:image>
        </draw:frame>
        <draw:frame draw:style-name="gr7" draw:text-style-name="P2" draw:layer="layout" svg:width="2.174cm" svg:height="0.725cm" svg:x="5.826cm" svg:y="7.096cm">
          <draw:text-box>
            <text:p><text:span text:style-name="T1">HAProxy</text:span></text:p>
          </draw:text-box>
        </draw:frame>
        <draw:frame draw:style-name="gr8" draw:text-style-name="P2" draw:layer="layout" svg:width="2.911cm" svg:height="0.725cm" svg:x="9.215cm" svg:y="7.123cm">
          <draw:text-box>
            <text:p><text:span text:style-name="T1">Tango REST</text:span></text:p>
          </draw:text-box>
        </draw:frame>
        <draw:line draw:style-name="gr9" draw:text-style-name="P1" draw:layer="layout" svg:x1="3.286cm" svg:y1="5.699cm" svg:x2="6.08cm" svg:y2="5.699cm">
          <text:p/>
        </draw:line>
        <draw:frame draw:style-name="gr10" draw:text-style-name="P3" draw:layer="layout" svg:width="1.556cm" svg:height="0.645cm" svg:x="3.862cm" svg:y="5.081cm">
          <draw:text-box>
            <text:p><text:span text:style-name="T2">https://</text:span></text:p>
          </draw:text-box>
        </draw:frame>
        <draw:frame draw:style-name="gr6" draw:text-style-name="P1" draw:layer="layout" svg:width="1.279cm" svg:height="2.801cm" svg:x="18.045cm" svg:y="4.302cm">
          <draw:image xlink:href="Pictures/10000201000000A300000165655946F8398CF4F9.png" xlink:type="simple" xlink:show="embed" xlink:actuate="onLoad">
            <text:p/>
          </draw:image>
        </draw:frame>
        <draw:line draw:style-name="gr9" draw:text-style-name="P1" draw:layer="layout" svg:x1="7.604cm" svg:y1="5.699cm" svg:x2="9.89cm" svg:y2="5.699cm">
          <text:p/>
        </draw:line>
        <draw:frame draw:style-name="gr11" draw:text-style-name="P3" draw:layer="layout" svg:width="1.378cm" svg:height="0.645cm" svg:x="8.162cm" svg:y="5.082cm">
          <draw:text-box>
            <text:p><text:span text:style-name="T2">http://</text:span></text:p>
          </draw:text-box>
        </draw:frame>
        <draw:frame draw:style-name="gr12" draw:text-style-name="P3" draw:layer="layout" svg:width="1.67cm" svg:height="0.645cm" svg:x="12.03cm" svg:y="5.054cm">
          <draw:text-box>
            <text:p><text:span text:style-name="T2">tango://</text:span></text:p>
          </draw:text-box>
        </draw:frame>
        <draw:frame draw:style-name="gr13" draw:text-style-name="P4" draw:layer="layout" svg:width="5.29cm" svg:height="1.513cm" svg:x="16.113cm" svg:y="7.234cm">
          <draw:text-box>
            <text:p text:style-name="P1"><text:span text:style-name="T1">ForwardedComposer</text:span></text:p>
            <text:p text:style-name="P1"><text:span text:style-name="T2">sys/mcs/facade</text:span></text:p>
            <text:p text:style-name="P1"><text:span text:style-name="T2">Read-only forwarded attributes</text:span></text:p>
          </draw:text-box>
        </draw:frame>
        <draw:frame draw:style-name="gr6" draw:text-style-name="P1" draw:layer="layout" svg:width="1.279cm" svg:height="2.801cm" svg:x="21.78cm" svg:y="4.302cm">
          <draw:image xlink:href="Pictures/10000201000000A300000165655946F8398CF4F9.png" xlink:type="simple" xlink:show="embed" xlink:actuate="onLoad">
            <text:p/>
          </draw:image>
        </draw:frame>
        <draw:frame draw:style-name="gr14" draw:text-style-name="P2" draw:layer="layout" svg:width="2.06cm" svg:height="0.725cm" svg:x="21.419cm" svg:y="7.367cm">
          <draw:text-box>
            <text:p><text:span text:style-name="T1">MStatus</text:span></text:p>
          </draw:text-box>
        </draw:frame>
        <draw:frame draw:style-name="gr6" draw:text-style-name="P1" xml:id="id2" draw:id="id2" draw:layer="layout" svg:width="1.658cm" svg:height="1.679cm" svg:x="13.566cm" svg:y="6.534cm">
          <draw:image xlink:href="Pictures/10000201000000EF000000F214D1343771272119.png" xlink:type="simple" xlink:show="embed" xlink:actuate="onLoad">
            <text:p/>
          </draw:image>
        </draw:frame>
        <draw:frame draw:style-name="gr15" draw:text-style-name="P4" draw:layer="layout" svg:width="1.959cm" svg:height="1.673cm" svg:x="13.446cm" svg:y="8.239cm">
          <draw:text-box>
            <text:p text:style-name="P1"><text:span text:style-name="T1"><text:s/></text:span><text:span text:style-name="T1">Tango Access </text:span></text:p>
            <text:p text:style-name="P1"><text:span text:style-name="T1">Control</text:span></text:p>
          </draw:text-box>
        </draw:frame>
        <draw:frame draw:style-name="gr16" draw:text-style-name="P1" draw:layer="layout" svg:width="1.753cm" svg:height="1.753cm" svg:x="6.08cm" svg:y="8.645cm">
          <draw:image xlink:href="Pictures/10001A9900000BB000000BB067687AF0.svg" xlink:type="simple" xlink:show="embed" xlink:actuate="onLoad">
            <text:p/>
          </draw:image>
          <draw:image xlink:href="Pictures/100002010000007100000071A7D9C1CE.png" xlink:type="simple" xlink:show="embed" xlink:actuate="onLoad"/>
        </draw:frame>
        <draw:line draw:style-name="gr17" draw:text-style-name="P1" draw:layer="layout" svg:x1="6.842cm" svg:y1="8.62cm" svg:x2="6.842cm" svg:y2="7.858cm">
          <text:p/>
        </draw:line>
        <draw:frame draw:style-name="gr18" draw:text-style-name="P5" draw:layer="layout" svg:width="2.547cm" svg:height="0.607cm" svg:x="5.719cm" svg:y="10.299cm">
          <draw:text-box>
            <text:p><text:span text:style-name="T3">haproxy.config</text:span></text:p>
          </draw:text-box>
        </draw:frame>
        <draw:frame draw:style-name="gr6" draw:text-style-name="P1" xml:id="id1" draw:id="id1" draw:layer="layout" svg:width="1.658cm" svg:height="1.679cm" svg:x="13.566cm" svg:y="3.177cm">
          <draw:image xlink:href="Pictures/10000201000000EF000000F214D1343771272119.png" xlink:type="simple" xlink:show="embed" xlink:actuate="onLoad">
            <text:p/>
          </draw:image>
        </draw:frame>
        <draw:line draw:style-name="gr19" draw:text-style-name="P1" draw:layer="layout" svg:x1="11.414cm" svg:y1="5.699cm" svg:x2="17.891cm" svg:y2="5.699cm">
          <text:p/>
        </draw:line>
        <draw:connector draw:style-name="gr20" draw:text-style-name="P1" draw:layer="layout" svg:x1="14.395cm" svg:y1="4.856cm" svg:x2="14.395cm" svg:y2="6.534cm" draw:start-shape="id1" draw:start-glue-point="2" draw:end-shape="id2" draw:end-glue-point="0" svg:d="M14395 4856v1678" svg:viewBox="0 0 1 1679">
          <text:p/>
        </draw:connector>
        <draw:line draw:style-name="gr19" draw:text-style-name="P1" draw:layer="layout" svg:x1="19.515cm" svg:y1="5.699cm" svg:x2="21.701cm" svg:y2="5.699cm">
          <text:p/>
        </draw:line>
        <draw:frame draw:style-name="gr18" draw:layer="layout" svg:width="3.952cm" svg:height="0.962cm" svg:x="23.518cm" svg:y="2.197cm">
          <draw:text-box>
            <text:p>Storage ring</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4T13:07:56.082866106</meta:creation-date>
    <dc:date>2017-05-10T17:38:53.625186211</dc:date>
    <meta:editing-duration>PT38M36S</meta:editing-duration>
    <meta:editing-cycles>7</meta:editing-cycles>
    <meta:generator>LibreOffice/4.3.3.2$Linux_X86_64 LibreOffice_project/430m0$Build-2</meta:generator>
    <dc:creator>Igor Khokhraikov</dc:creator>
    <meta:document-statistic meta:object-count="29"/>
  </office:meta>
</office:document-meta>
</file>